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BMPlexMono, monospace," svg:font-family="'IBMPlexMono, monospace,', 'Droid Sans Fallback', ', 'Droid Sans Mono',', ', monospace,', monospace, ', 'Droid Sans Fallback', 'font-weight: normal', 'font-size: 12px', 'line-height: 18px', 'white-space: pre'"/>
    <style:font-face style:name="Inter" svg:font-family="Inter, OpenSans, Helvetica, Arial, sans-serif"/>
    <style:font-face style:name="Lohit Devanagari1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7fab9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officeooo:paragraph-rsid="0017fab9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officeooo:rsid="000f1956" officeooo:paragraph-rsid="0017fab9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fo:font-size="11pt" fo:letter-spacing="normal" style:text-underline-style="none" fo:font-weight="bold" officeooo:rsid="000ff051" officeooo:paragraph-rsid="0017fab9" fo:background-color="transparent" style:font-name-asian="Calibri2" style:font-size-asian="11pt" style:font-weight-asian="bold" style:font-name-complex="Calibri2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fo:font-size="11pt" fo:letter-spacing="normal" style:text-underline-style="none" fo:font-weight="bold" officeooo:rsid="000ff051" officeooo:paragraph-rsid="0018ef39" fo:background-color="transparent" style:font-name-asian="Calibri2" style:font-size-asian="11pt" style:font-weight-asian="bold" style:font-name-complex="Calibri2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fo:font-size="11pt" fo:letter-spacing="normal" style:text-underline-style="none" fo:font-weight="bold" officeooo:rsid="0018ef39" officeooo:paragraph-rsid="0018ef39" fo:background-color="transparent" style:font-name-asian="Calibri2" style:font-size-asian="11pt" style:font-weight-asian="bold" style:font-name-complex="Calibri2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fo:font-size="11pt" fo:letter-spacing="normal" officeooo:paragraph-rsid="0017fab9" fo:background-color="transparent" style:font-name-asian="Calibri2" style:font-size-asian="11pt" style:font-name-complex="Calibri2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fo:font-size="11pt" fo:letter-spacing="normal" officeooo:paragraph-rsid="0018ef39" fo:background-color="transparent" style:font-name-asian="Calibri2" style:font-size-asian="11pt" style:font-name-complex="Calibri2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fo:font-size="11pt" fo:letter-spacing="normal" fo:font-weight="bold" officeooo:paragraph-rsid="0017fab9" fo:background-color="transparent" style:font-name-asian="Calibri2" style:font-size-asian="11pt" style:font-weight-asian="bold" style:font-name-complex="Calibri2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fo:font-size="11pt" fo:letter-spacing="normal" fo:font-weight="bold" officeooo:rsid="000b963c" officeooo:paragraph-rsid="0017fab9" fo:background-color="transparent" style:font-name-asian="Calibri2" style:font-size-asian="11pt" style:font-weight-asian="bold" style:font-name-complex="Calibri2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fo:font-size="14pt" fo:letter-spacing="normal" style:text-underline-style="solid" style:text-underline-width="auto" style:text-underline-color="font-color" fo:font-weight="bold" officeooo:rsid="000b963c" officeooo:paragraph-rsid="0017fab9" fo:background-color="transparent" style:font-name-asian="Calibri2" style:font-size-asian="14pt" style:font-weight-asian="bold" style:font-name-complex="Calibri2" style:font-size-complex="18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fo:font-size="14pt" fo:letter-spacing="normal" style:text-underline-style="solid" style:text-underline-width="auto" style:text-underline-color="font-color" fo:font-weight="bold" officeooo:rsid="000b963c" officeooo:paragraph-rsid="0018ef39" fo:background-color="transparent" style:font-name-asian="Calibri2" style:font-size-asian="14pt" style:font-weight-asian="bold" style:font-name-complex="Calibri2" style:font-size-complex="18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officeooo:paragraph-rsid="0017fab9" fo:background-color="transparen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IBMPlexMono, monospace," fo:font-size="11pt" fo:letter-spacing="normal" fo:font-weight="bold" officeooo:paragraph-rsid="0017fab9" fo:background-color="#fffffe" style:font-name-asian="Calibri2" style:font-size-asian="11pt" style:font-weight-asian="bold" style:font-name-complex="Calibri2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IBMPlexMono, monospace," fo:font-size="11pt" fo:letter-spacing="normal" style:text-underline-style="none" fo:font-weight="bold" officeooo:rsid="000ff051" officeooo:paragraph-rsid="0017fab9" fo:background-color="#fffffe" style:font-name-asian="Calibri2" style:font-size-asian="11pt" style:font-weight-asian="bold" style:font-name-complex="Calibri2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IBMPlexMono, monospace," fo:font-size="11pt" fo:letter-spacing="normal" style:text-underline-style="none" fo:font-weight="bold" officeooo:rsid="0017fab9" officeooo:paragraph-rsid="0017fab9" fo:background-color="#fffffe" style:font-name-asian="Calibri2" style:font-size-asian="11pt" style:font-weight-asian="bold" style:font-name-complex="Calibri2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IBMPlexMono, monospace," officeooo:paragraph-rsid="0017fab9" fo:background-color="#fffffe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officeooo:paragraph-rsid="0017fab9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officeooo:paragraph-rsid="0018ef39"/>
    </style:style>
    <style:style style:name="P20" style:family="paragraph" style:parent-style-name="Standard">
      <style:paragraph-properties fo:margin-left="0in" fo:margin-right="0in" fo:margin-top="0in" fo:margin-bottom="0.111in" loext:contextual-spacing="false" fo:line-height="0.1799in" fo:text-align="start" style:justify-single-word="false" fo:text-indent="0in" style:auto-text-indent="false"/>
      <style:text-properties officeooo:paragraph-rsid="0017fab9"/>
    </style:style>
    <style:style style:name="P21" style:family="paragraph" style:parent-style-name="Standard">
      <style:paragraph-properties fo:margin-left="0in" fo:margin-right="0in" fo:margin-top="0in" fo:margin-bottom="0.111in" loext:contextual-spacing="false" fo:line-height="0.1799in" fo:text-align="start" style:justify-single-word="false" fo:text-indent="0in" style:auto-text-indent="false"/>
      <style:text-properties style:use-window-font-color="true" style:font-name="Calibri" fo:font-size="16pt" fo:letter-spacing="normal" fo:font-weight="bold" officeooo:paragraph-rsid="0017fab9" fo:background-color="transparent" style:font-name-asian="Calibri2" style:font-size-asian="16pt" style:font-weight-asian="bold" style:font-name-complex="Calibri2"/>
    </style:style>
    <style:style style:name="P22" style:family="paragraph" style:parent-style-name="Standard">
      <style:paragraph-properties fo:margin-left="0in" fo:margin-right="0in" fo:margin-top="0in" fo:margin-bottom="0.111in" loext:contextual-spacing="false" fo:line-height="0.1799in" fo:text-align="center" style:justify-single-word="false" fo:text-indent="0in" style:auto-text-indent="false"/>
      <style:text-properties style:use-window-font-color="true" style:font-name="Calibri" fo:font-size="16pt" fo:letter-spacing="normal" fo:font-weight="bold" officeooo:rsid="000b963c" officeooo:paragraph-rsid="0017fab9" fo:background-color="transparent" style:font-name-asian="Calibri2" style:font-size-asian="16pt" style:font-weight-asian="bold" style:font-name-complex="Calibri2"/>
    </style:style>
    <style:style style:name="P23" style:family="paragraph" style:parent-style-name="Standard">
      <style:paragraph-properties fo:margin-left="0in" fo:margin-right="0in" fo:margin-top="0.25in" fo:margin-bottom="0.0835in" loext:contextual-spacing="false" fo:line-height="0.1665in" fo:text-align="start" style:justify-single-word="false" fo:text-indent="0in" style:auto-text-indent="false"/>
      <style:text-properties officeooo:paragraph-rsid="0017fab9"/>
    </style:style>
    <style:style style:name="P24" style:family="paragraph" style:parent-style-name="Standard">
      <style:paragraph-properties fo:margin-left="0in" fo:margin-right="0in" fo:margin-top="0.25in" fo:margin-bottom="0.0835in" loext:contextual-spacing="false" fo:line-height="0.1665in" fo:text-align="start" style:justify-single-word="false" fo:text-indent="0in" style:auto-text-indent="false"/>
      <style:text-properties fo:color="#000000" style:font-name="Calibri" fo:font-size="14pt" fo:letter-spacing="normal" fo:font-weight="bold" officeooo:rsid="000b963c" officeooo:paragraph-rsid="0017fab9" fo:background-color="transparent" style:font-name-asian="Calibri2" style:font-size-asian="14pt" style:font-weight-asian="bold" style:font-name-complex="Calibri2"/>
    </style:style>
    <style:style style:name="P25" style:family="paragraph" style:parent-style-name="Standard">
      <style:paragraph-properties fo:margin-left="0in" fo:margin-right="0in" fo:margin-top="0.25in" fo:margin-bottom="0.0835in" loext:contextual-spacing="false" fo:line-height="0.1665in" fo:text-align="start" style:justify-single-word="false" fo:text-indent="0in" style:auto-text-indent="false"/>
      <style:text-properties officeooo:rsid="0018ef39" officeooo:paragraph-rsid="0018ef39"/>
    </style:style>
    <style:style style:name="P26" style:family="paragraph" style:parent-style-name="Preformatted_20_Text">
      <style:paragraph-properties fo:margin-top="0in" fo:margin-bottom="0.1965in" loext:contextual-spacing="false"/>
      <style:text-properties officeooo:paragraph-rsid="0017fab9"/>
    </style:style>
    <style:style style:name="P27" style:family="paragraph" style:parent-style-name="Standard">
      <style:text-properties fo:color="#000000" style:font-name="IBMPlexMono, monospace," officeooo:paragraph-rsid="0017fab9" fo:background-color="#fffffe"/>
    </style:style>
    <style:style style:name="P28" style:family="paragraph" style:parent-style-name="Standard">
      <style:text-properties fo:color="#000000" officeooo:paragraph-rsid="0017fab9" fo:background-color="#fffffe"/>
    </style:style>
    <style:style style:name="P29" style:family="paragraph" style:parent-style-name="Standard">
      <style:text-properties officeooo:paragraph-rsid="0017fab9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fo:font-size="11pt" fo:letter-spacing="normal" fo:font-weight="bold" officeooo:paragraph-rsid="0017fab9" fo:background-color="transparent" style:font-name-asian="Calibri2" style:font-size-asian="11pt" style:font-weight-asian="bold" style:font-name-complex="Calibri2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fo:font-size="11pt" fo:letter-spacing="normal" officeooo:paragraph-rsid="0017fab9" fo:background-color="transparent" style:font-name-asian="Calibri2" style:font-size-asian="11pt" style:font-name-complex="Calibri2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fo:font-size="11pt" fo:letter-spacing="normal" officeooo:rsid="000f1956" officeooo:paragraph-rsid="0017fab9" fo:background-color="transparent" style:font-name-asian="Calibri2" style:font-size-asian="11pt" style:font-name-complex="Calibri2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fo:font-size="11pt" fo:letter-spacing="normal" style:text-underline-style="solid" style:text-underline-width="auto" style:text-underline-color="font-color" fo:font-weight="bold" officeooo:rsid="000fd55f" officeooo:paragraph-rsid="0017fab9" fo:background-color="transparent" style:font-name-asian="Calibri2" style:font-size-asian="11pt" style:font-weight-asian="bold" style:font-name-complex="Calibri2" style:font-size-complex="18pt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IBMPlexMono, monospace," fo:font-size="11pt" fo:letter-spacing="normal" style:text-underline-style="none" fo:font-weight="bold" officeooo:rsid="000ff051" officeooo:paragraph-rsid="0017fab9" fo:background-color="#fffffe" style:font-name-asian="Calibri2" style:font-size-asian="11pt" style:font-weight-asian="bold" style:font-name-complex="Calibri2" style:font-size-complex="18pt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IBMPlexMono, monospace," fo:font-size="11pt" fo:letter-spacing="normal" style:text-underline-style="none" fo:font-weight="bold" officeooo:rsid="0017fab9" officeooo:paragraph-rsid="0017fab9" fo:background-color="#fffffe" style:font-name-asian="Calibri2" style:font-size-asian="11pt" style:font-weight-asian="bold" style:font-name-complex="Calibri2" style:font-size-complex="18pt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1" fo:font-size="11pt" fo:letter-spacing="normal" style:text-underline-style="solid" style:text-underline-width="auto" style:text-underline-color="font-color" fo:font-weight="bold" officeooo:rsid="000fd55f" officeooo:paragraph-rsid="0017fab9" fo:background-color="#fffffe" style:font-name-asian="Calibri2" style:font-size-asian="11pt" style:font-weight-asian="bold" style:font-name-complex="Calibri2" style:font-size-complex="18pt" style:font-weight-complex="bold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1" fo:font-size="11pt" fo:letter-spacing="normal" style:text-underline-style="solid" style:text-underline-width="auto" style:text-underline-color="font-color" fo:font-weight="bold" officeooo:rsid="00168b82" officeooo:paragraph-rsid="0017fab9" fo:background-color="transparent" style:font-name-asian="Calibri2" style:font-size-asian="11pt" style:font-weight-asian="bold" style:font-name-complex="Calibri2" style:font-size-complex="18pt" style:font-weight-complex="bold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1" fo:font-size="11pt" fo:letter-spacing="normal" style:text-underline-style="solid" style:text-underline-width="auto" style:text-underline-color="font-color" fo:font-weight="bold" officeooo:rsid="0018ef39" officeooo:paragraph-rsid="0018ef39" fo:background-color="transparent" style:font-name-asian="Calibri2" style:font-size-asian="11pt" style:font-weight-asian="bold" style:font-name-complex="Calibri2" style:font-size-complex="18pt" style:font-weight-complex="bold"/>
    </style:style>
    <style:style style:name="P39" style:family="paragraph" style:parent-style-name="Standard">
      <style:paragraph-properties fo:margin-left="0in" fo:margin-right="0in" fo:margin-top="0.25in" fo:margin-bottom="0.0835in" loext:contextual-spacing="false" fo:line-height="0.1665in" fo:text-align="start" style:justify-single-word="false" fo:text-indent="0in" style:auto-text-indent="false"/>
      <style:text-properties style:font-name="Calibri1" style:text-underline-style="none" fo:font-weight="bold" officeooo:rsid="000ff051" officeooo:paragraph-rsid="0017fab9" style:font-weight-asian="bold" style:font-weight-complex="bold"/>
    </style:style>
    <style:style style:name="P40" style:family="paragraph" style:parent-style-name="Standard">
      <style:text-properties fo:color="#000000" style:font-name="IBMPlexMono, monospace," fo:font-size="11pt" fo:letter-spacing="normal" style:text-underline-style="none" fo:font-weight="bold" officeooo:rsid="000ff051" officeooo:paragraph-rsid="0017fab9" fo:background-color="#fffffe" style:font-name-asian="Calibri2" style:font-size-asian="11pt" style:font-weight-asian="bold" style:font-name-complex="Calibri2" style:font-size-complex="18pt"/>
    </style:style>
    <style:style style:name="T1" style:family="text">
      <style:text-properties style:font-name="Calibri1" fo:font-size="14pt" style:text-underline-style="solid" style:text-underline-width="auto" style:text-underline-color="font-color" fo:font-weight="bold" fo:background-color="transparent" loext:char-shading-value="0" style:font-size-asian="14pt" style:font-weight-asian="bold" style:font-size-complex="18pt" style:font-weight-complex="bold"/>
    </style:style>
    <style:style style:name="T2" style:family="text">
      <style:text-properties style:font-name="Calibri1" fo:font-size="14pt" style:text-underline-style="solid" style:text-underline-width="auto" style:text-underline-color="font-color" fo:font-weight="bold" officeooo:rsid="000b963c" fo:background-color="transparent" loext:char-shading-value="0" style:font-size-asian="14pt" style:font-weight-asian="bold" style:font-size-complex="18pt" style:font-weight-complex="bold"/>
    </style:style>
    <style:style style:name="T3" style:family="text">
      <style:text-properties style:font-name="Calibri1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font-name="Calibri1" style:text-underline-style="solid" style:text-underline-width="auto" style:text-underline-color="font-color" style:font-size-complex="18pt" style:font-weight-complex="bold"/>
    </style:style>
    <style:style style:name="T5" style:family="text">
      <style:text-properties style:font-name="Calibri1" style:text-underline-style="solid" style:text-underline-width="auto" style:text-underline-color="font-color" officeooo:rsid="000b963c" style:font-size-complex="18pt" style:font-weight-complex="bold"/>
    </style:style>
    <style:style style:name="T6" style:family="text">
      <style:text-properties style:font-name="Calibri1" style:text-underline-style="solid" style:text-underline-width="auto" style:text-underline-color="font-color" officeooo:rsid="000fd55f" style:font-size-complex="18pt" style:font-weight-complex="bold"/>
    </style:style>
    <style:style style:name="T7" style:family="text">
      <style:text-properties style:font-name="Calibri1" style:text-underline-style="solid" style:text-underline-width="auto" style:text-underline-color="font-color" officeooo:rsid="00168b82" style:font-size-complex="18pt" style:font-weight-complex="bold"/>
    </style:style>
    <style:style style:name="T8" style:family="text">
      <style:text-properties style:use-window-font-color="true" style:font-name="Calibri" fo:font-size="14pt" fo:letter-spacing="normal" fo:font-weight="bold" fo:background-color="transparent" loext:char-shading-value="0" style:font-name-asian="Calibri2" style:font-size-asian="14pt" style:font-weight-asian="bold" style:font-name-complex="Calibri2"/>
    </style:style>
    <style:style style:name="T9" style:family="text">
      <style:text-properties style:use-window-font-color="true" style:font-name="Calibri" fo:font-size="14pt" fo:letter-spacing="normal" fo:font-weight="bold" officeooo:rsid="000b963c" fo:background-color="transparent" loext:char-shading-value="0" style:font-name-asian="Calibri2" style:font-size-asian="14pt" style:font-weight-asian="bold" style:font-name-complex="Calibri2"/>
    </style:style>
    <style:style style:name="T10" style:family="text">
      <style:text-properties style:use-window-font-color="true" style:font-name="Calibri" fo:font-size="14pt" fo:letter-spacing="normal" fo:font-weight="bold" officeooo:rsid="0017fab9" fo:background-color="transparent" loext:char-shading-value="0" style:font-name-asian="Calibri2" style:font-size-asian="14pt" style:font-weight-asian="bold" style:font-name-complex="Calibri2"/>
    </style:style>
    <style:style style:name="T11" style:family="text">
      <style:text-properties fo:color="#000000" style:font-name="Calibri" fo:font-size="14pt" fo:letter-spacing="normal" fo:font-weight="bold" fo:background-color="transparent" loext:char-shading-value="0" style:font-name-asian="Calibri2" style:font-size-asian="14pt" style:font-weight-asian="bold" style:font-name-complex="Calibri2"/>
    </style:style>
    <style:style style:name="T12" style:family="text">
      <style:text-properties fo:color="#000000" style:font-name="Calibri" fo:font-size="14pt" fo:letter-spacing="normal" fo:font-weight="bold" officeooo:rsid="000b963c" fo:background-color="transparent" loext:char-shading-value="0" style:font-name-asian="Calibri2" style:font-size-asian="14pt" style:font-weight-asian="bold" style:font-name-complex="Calibri2"/>
    </style:style>
    <style:style style:name="T13" style:family="text">
      <style:text-properties fo:color="#000000" style:font-name="Calibri" fo:font-size="14pt" fo:letter-spacing="normal" style:text-underline-style="solid" style:text-underline-width="auto" style:text-underline-color="font-color" fo:font-weight="bold" officeooo:rsid="000fd55f" fo:background-color="transparent" loext:char-shading-value="0" style:font-name-asian="Calibri2" style:font-size-asian="14pt" style:font-weight-asian="bold" style:font-name-complex="Calibri2" style:font-size-complex="18pt"/>
    </style:style>
    <style:style style:name="T14" style:family="text">
      <style:text-properties fo:color="#000000" style:font-name="Calibri" fo:font-size="14pt" fo:letter-spacing="normal" style:text-underline-style="solid" style:text-underline-width="auto" style:text-underline-color="font-color" fo:font-weight="bold" officeooo:rsid="000b963c" fo:background-color="transparent" loext:char-shading-value="0" style:font-name-asian="Calibri2" style:font-size-asian="14pt" style:font-weight-asian="bold" style:font-name-complex="Calibri2" style:font-size-complex="18pt"/>
    </style:style>
    <style:style style:name="T15" style:family="text">
      <style:text-properties fo:color="#000000" style:font-name="Calibri" fo:font-size="14pt" fo:letter-spacing="normal" style:text-underline-style="solid" style:text-underline-width="auto" style:text-underline-color="font-color" fo:font-weight="bold" officeooo:rsid="001102b0" fo:background-color="transparent" loext:char-shading-value="0" style:font-name-asian="Calibri2" style:font-size-asian="14pt" style:font-weight-asian="bold" style:font-name-complex="Calibri2" style:font-size-complex="18pt"/>
    </style:style>
    <style:style style:name="T16" style:family="text">
      <style:text-properties fo:color="#000000" style:font-name="Calibri" fo:font-size="14pt" fo:letter-spacing="normal" style:text-underline-style="solid" style:text-underline-width="auto" style:text-underline-color="font-color" fo:font-weight="bold" officeooo:rsid="00168b82" fo:background-color="transparent" loext:char-shading-value="0" style:font-name-asian="Calibri2" style:font-size-asian="14pt" style:font-weight-asian="bold" style:font-name-complex="Calibri2" style:font-size-complex="18pt"/>
    </style:style>
    <style:style style:name="T17" style:family="text">
      <style:text-properties fo:color="#000000" style:font-name="Calibri" fo:font-size="11pt" fo:letter-spacing="normal" fo:font-weight="bold" fo:background-color="transparent" loext:char-shading-value="0" style:font-name-asian="Calibri2" style:font-size-asian="11pt" style:font-weight-asian="bold" style:font-name-complex="Calibri2"/>
    </style:style>
    <style:style style:name="T18" style:family="text">
      <style:text-properties fo:color="#000000" style:font-name="Calibri" fo:font-size="11pt" fo:letter-spacing="normal" fo:background-color="transparent" loext:char-shading-value="0" style:font-name-asian="Calibri2" style:font-size-asian="11pt" style:font-name-complex="Calibri2"/>
    </style:style>
    <style:style style:name="T19" style:family="text">
      <style:text-properties fo:color="#000000" style:font-name="Calibri" fo:font-size="11pt" fo:letter-spacing="normal" style:text-underline-style="solid" style:text-underline-width="auto" style:text-underline-color="font-color" fo:font-weight="bold" officeooo:rsid="000b963c" fo:background-color="transparent" loext:char-shading-value="0" style:font-name-asian="Calibri2" style:font-size-asian="11pt" style:font-weight-asian="bold" style:font-name-complex="Calibri2" style:font-size-complex="18pt"/>
    </style:style>
    <style:style style:name="T20" style:family="text">
      <style:text-properties fo:color="#000000" style:font-name="Calibri" fo:font-size="11pt" fo:letter-spacing="normal" style:text-underline-style="solid" style:text-underline-width="auto" style:text-underline-color="font-color" fo:font-weight="bold" officeooo:rsid="0017fab9" fo:background-color="transparent" loext:char-shading-value="0" style:font-name-asian="Calibri2" style:font-size-asian="11pt" style:font-weight-asian="bold" style:font-name-complex="Calibri2" style:font-size-complex="18pt"/>
    </style:style>
    <style:style style:name="T21" style:family="text">
      <style:text-properties fo:color="#000000" style:font-name="Calibri" fo:font-size="11pt" fo:letter-spacing="normal" style:text-underline-style="solid" style:text-underline-width="auto" style:text-underline-color="font-color" fo:font-weight="bold" officeooo:rsid="0018ef39" fo:background-color="transparent" loext:char-shading-value="0" style:font-name-asian="Calibri2" style:font-size-asian="11pt" style:font-weight-asian="bold" style:font-name-complex="Calibri2" style:font-size-complex="18pt"/>
    </style:style>
    <style:style style:name="T22" style:family="text">
      <style:text-properties fo:color="#000000" fo:font-size="11pt" fo:letter-spacing="normal" fo:background-color="transparent" loext:char-shading-value="0" style:font-size-asian="11pt"/>
    </style:style>
    <style:style style:name="T23" style:family="text">
      <style:text-properties fo:color="#000000" fo:font-size="11pt" fo:letter-spacing="normal" style:text-underline-style="solid" style:text-underline-width="auto" style:text-underline-color="font-color" fo:font-weight="bold" officeooo:rsid="000b963c" fo:background-color="transparent" loext:char-shading-value="0" style:font-size-asian="11pt" style:font-weight-asian="bold" style:font-size-complex="18pt"/>
    </style:style>
    <style:style style:name="T24" style:family="text">
      <style:text-properties fo:color="#000000" fo:font-size="11pt" fo:letter-spacing="normal" style:text-underline-style="none" fo:font-weight="normal" officeooo:rsid="0018d4d8" fo:background-color="transparent" loext:char-shading-value="0" style:font-size-asian="11pt" style:font-weight-asian="normal" style:font-size-complex="18pt" style:font-weight-complex="normal"/>
    </style:style>
    <style:style style:name="T25" style:family="text">
      <style:text-properties fo:color="#000000" style:font-name="Calibri1" fo:font-size="14pt" fo:letter-spacing="normal" style:text-underline-style="solid" style:text-underline-width="auto" style:text-underline-color="font-color" fo:font-weight="bold" officeooo:rsid="000b963c" fo:background-color="transparent" loext:char-shading-value="0" style:font-name-asian="Calibri2" style:font-size-asian="14pt" style:font-weight-asian="bold" style:font-name-complex="Calibri2" style:font-size-complex="18pt" style:font-weight-complex="bold"/>
    </style:style>
    <style:style style:name="T26" style:family="text">
      <style:text-properties fo:color="#000000" style:font-name="Liberation Mono" fo:font-size="11pt" fo:letter-spacing="normal" style:text-underline-style="none" fo:font-weight="normal" officeooo:rsid="001102b0" fo:background-color="transparent" loext:char-shading-value="0" style:font-name-asian="Noto Sans Mono CJK SC" style:font-size-asian="11pt" style:font-weight-asian="normal" style:font-name-complex="Liberation Mono" style:font-size-complex="18pt" style:font-weight-complex="normal"/>
    </style:style>
    <style:style style:name="T27" style:family="text">
      <style:text-properties fo:color="#000000" style:font-name="Liberation Mono" fo:font-size="11pt" fo:letter-spacing="normal" style:text-underline-style="none" fo:font-weight="normal" officeooo:rsid="0015b2e4" fo:background-color="transparent" loext:char-shading-value="0" style:font-name-asian="Noto Sans Mono CJK SC" style:font-size-asian="11pt" style:font-weight-asian="normal" style:font-name-complex="Liberation Mono" style:font-size-complex="18pt" style:font-weight-complex="normal"/>
    </style:style>
    <style:style style:name="T28" style:family="text">
      <style:text-properties fo:color="#000000" style:font-name="Liberation Mono" fo:font-size="11pt" fo:letter-spacing="normal" style:text-underline-style="none" fo:font-weight="normal" officeooo:rsid="00133347" fo:background-color="transparent" loext:char-shading-value="0" style:font-name-asian="Noto Sans Mono CJK SC" style:font-size-asian="11pt" style:font-weight-asian="normal" style:font-name-complex="Liberation Mono" style:font-size-complex="18pt" style:font-weight-complex="normal"/>
    </style:style>
    <style:style style:name="T29" style:family="text">
      <style:text-properties fo:color="#000000" style:font-name="IBMPlexMono, monospace," fo:font-size="11pt" fo:letter-spacing="normal" style:text-underline-style="none" fo:font-weight="normal" officeooo:rsid="00133347" fo:background-color="#fffffe" loext:char-shading-value="0" style:font-size-asian="11pt" style:font-weight-asian="normal" style:font-size-complex="18pt" style:font-weight-complex="normal"/>
    </style:style>
    <style:style style:name="T30" style:family="text">
      <style:text-properties fo:color="#a31515"/>
    </style:style>
    <style:style style:name="T31" style:family="text">
      <style:text-properties fo:color="#a31515" style:font-name="IBMPlexMono, monospace,"/>
    </style:style>
    <style:style style:name="T32" style:family="text">
      <style:text-properties fo:color="#a31515" style:font-name="IBMPlexMono, monospace," fo:background-color="#fffffe" loext:char-shading-value="0"/>
    </style:style>
    <style:style style:name="T33" style:family="text">
      <style:text-properties fo:color="#a31515" style:font-name="IBMPlexMono, monospace," officeooo:rsid="00133347" fo:background-color="#fffffe" loext:char-shading-value="0"/>
    </style:style>
    <style:style style:name="T34" style:family="text">
      <style:text-properties fo:color="#a31515" style:font-name="IBMPlexMono, monospace," officeooo:rsid="00133347"/>
    </style:style>
    <style:style style:name="T35" style:family="text">
      <style:text-properties fo:color="#a31515" style:font-name="IBMPlexMono, monospace," fo:font-size="11pt" fo:letter-spacing="normal" style:text-underline-style="none" fo:font-weight="normal" officeooo:rsid="0017fab9" fo:background-color="#fffffe" loext:char-shading-value="0" style:font-name-asian="Noto Sans Mono CJK SC" style:font-size-asian="11pt" style:font-weight-asian="normal" style:font-name-complex="Liberation Mono" style:font-size-complex="18pt" style:font-weight-complex="normal"/>
    </style:style>
    <style:style style:name="T36" style:family="text">
      <style:text-properties fo:color="#a31515" style:font-name="IBMPlexMono, monospace," fo:font-size="11pt" fo:letter-spacing="normal" style:text-underline-style="none" fo:font-weight="normal" officeooo:rsid="0018ef39" fo:background-color="#fffffe" loext:char-shading-value="0" style:font-name-asian="Noto Sans Mono CJK SC" style:font-size-asian="11pt" style:font-weight-asian="normal" style:font-name-complex="Liberation Mono" style:font-size-complex="18pt" style:font-weight-complex="normal"/>
    </style:style>
    <style:style style:name="T37" style:family="text">
      <style:text-properties fo:color="#a31515" style:font-name="IBMPlexMono, monospace," fo:font-size="11pt" fo:letter-spacing="normal" style:text-underline-style="none" fo:font-weight="normal" officeooo:rsid="00133347" fo:background-color="#fffffe" loext:char-shading-value="0" style:font-size-asian="11pt" style:font-weight-asian="normal" style:font-size-complex="18pt" style:font-weight-complex="normal"/>
    </style:style>
    <style:style style:name="T38" style:family="text">
      <style:text-properties fo:color="#a31515" style:font-name="IBMPlexMono, monospace," fo:font-size="11pt" fo:letter-spacing="normal" style:text-underline-style="none" fo:font-weight="normal" officeooo:rsid="00133347" style:font-size-asian="11pt" style:font-weight-asian="normal" style:font-size-complex="18pt" style:font-weight-complex="normal"/>
    </style:style>
    <style:style style:name="T39" style:family="text">
      <style:text-properties fo:color="#0451a5"/>
    </style:style>
    <style:style style:name="T40" style:family="text">
      <style:text-properties fo:color="#0451a5" fo:font-weight="bold"/>
    </style:style>
    <style:style style:name="T41" style:family="text">
      <style:text-properties fo:color="#0451a5" style:font-name="IBMPlexMono, monospace,"/>
    </style:style>
    <style:style style:name="T42" style:family="text">
      <style:text-properties fo:color="#0451a5" style:font-name="IBMPlexMono, monospace," fo:background-color="#fffffe" loext:char-shading-value="0"/>
    </style:style>
    <style:style style:name="T43" style:family="text">
      <style:text-properties fo:color="#0451a5" style:font-name="IBMPlexMono, monospace," fo:font-size="11pt" fo:letter-spacing="normal" style:text-underline-style="none" fo:font-weight="normal" officeooo:rsid="00133347" fo:background-color="#fffffe" loext:char-shading-value="0" style:font-size-asian="11pt" style:font-weight-asian="normal" style:font-size-complex="18pt" style:font-weight-complex="normal"/>
    </style:style>
    <style:style style:name="T44" style:family="text">
      <style:text-properties fo:color="#0451a5" style:font-name="IBMPlexMono, monospace," fo:font-size="11pt" fo:letter-spacing="normal" style:text-underline-style="none" fo:font-weight="normal" officeooo:rsid="0017fab9" fo:background-color="#fffffe" loext:char-shading-value="0" style:font-size-asian="11pt" style:font-weight-asian="normal" style:font-size-complex="18pt" style:font-weight-complex="normal"/>
    </style:style>
    <style:style style:name="T45" style:family="text">
      <style:text-properties fo:color="#0451a5" style:font-name="IBMPlexMono, monospace," fo:font-size="11pt" fo:letter-spacing="normal" style:text-underline-style="none" fo:font-weight="normal" officeooo:rsid="0018ef39" fo:background-color="#fffffe" loext:char-shading-value="0" style:font-size-asian="11pt" style:font-weight-asian="normal" style:font-size-complex="18pt" style:font-weight-complex="normal"/>
    </style:style>
    <style:style style:name="T46" style:family="text">
      <style:text-properties fo:color="#0451a5" style:font-name="IBMPlexMono, monospace," fo:font-size="11pt" fo:letter-spacing="normal" style:text-underline-style="none" fo:font-weight="normal" officeooo:rsid="00133347" style:font-size-asian="11pt" style:font-weight-asian="normal" style:font-size-complex="18pt" style:font-weight-complex="normal"/>
    </style:style>
    <style:style style:name="T47" style:family="text">
      <style:text-properties fo:color="#098658"/>
    </style:style>
    <style:style style:name="T48" style:family="text">
      <style:text-properties fo:font-size="11pt" style:font-size-asian="11pt"/>
    </style:style>
    <style:style style:name="T49" style:family="text">
      <style:text-properties fo:font-size="11pt" officeooo:rsid="001a8f30" style:font-size-asian="11pt"/>
    </style:style>
    <style:style style:name="T50" style:family="text">
      <style:text-properties fo:font-size="11pt" officeooo:rsid="00133347" style:font-size-asian="11pt"/>
    </style:style>
    <style:style style:name="T51" style:family="text">
      <style:text-properties fo:font-size="11pt" officeooo:rsid="0015b2e4" style:font-size-asian="11pt"/>
    </style:style>
    <style:style style:name="T52" style:family="text">
      <style:text-properties fo:font-size="11pt" fo:letter-spacing="normal" fo:font-weight="bold" style:font-name-asian="Calibri2" style:font-size-asian="11pt" style:font-weight-asian="bold" style:font-name-complex="Calibri2"/>
    </style:style>
    <style:style style:name="T53" style:family="text">
      <style:text-properties fo:font-size="11pt" fo:letter-spacing="normal" style:text-underline-style="solid" style:text-underline-width="auto" style:text-underline-color="font-color" fo:font-weight="bold" officeooo:rsid="000fd55f" style:font-name-asian="Calibri2" style:font-size-asian="11pt" style:font-weight-asian="bold" style:font-name-complex="Calibri2" style:font-size-complex="18pt"/>
    </style:style>
    <style:style style:name="T54" style:family="text">
      <style:text-properties style:font-size-complex="18pt"/>
    </style:style>
    <style:style style:name="T55" style:family="text">
      <style:text-properties officeooo:rsid="000fd55f" style:font-size-complex="18pt"/>
    </style:style>
    <style:style style:name="T56" style:family="text">
      <style:text-properties officeooo:rsid="0017fab9" style:font-size-complex="18pt" style:font-weight-complex="normal"/>
    </style:style>
    <style:style style:name="T57" style:family="text">
      <style:text-properties style:font-name="Liberation Mono" fo:font-size="11pt" officeooo:rsid="001102b0" style:font-name-asian="Noto Sans Mono CJK SC" style:font-size-asian="11pt" style:font-name-complex="Liberation Mono"/>
    </style:style>
    <style:style style:name="T58" style:family="text">
      <style:text-properties style:font-name="IBMPlexMono, monospace,"/>
    </style:style>
    <style:style style:name="T59" style:family="text">
      <style:text-properties style:font-name="IBMPlexMono, monospace," fo:font-size="11pt" fo:letter-spacing="normal" style:text-underline-style="solid" style:text-underline-width="auto" style:text-underline-color="font-color" fo:font-weight="bold" officeooo:rsid="000fd55f" fo:background-color="#fffffe" loext:char-shading-value="0" style:font-name-asian="Calibri2" style:font-size-asian="11pt" style:font-weight-asian="bold" style:font-name-complex="Calibri2" style:font-size-complex="18pt"/>
    </style:style>
    <style:style style:name="T60" style:family="text">
      <style:text-properties style:font-name="IBMPlexMono, monospace," fo:font-size="11pt" fo:letter-spacing="normal" style:text-underline-style="none" fo:font-weight="normal" officeooo:rsid="00133347" style:font-size-asian="11pt" style:font-weight-asian="normal" style:font-size-complex="18pt" style:font-weight-complex="normal"/>
    </style:style>
    <style:style style:name="T61" style:family="text">
      <style:text-properties style:font-name="IBMPlexMono, monospace," fo:background-color="#fffffe" loext:char-shading-value="0" style:font-name-asian="Calibri2" style:font-name-complex="Calibri2" style:font-size-complex="18pt" style:font-weight-complex="normal"/>
    </style:style>
    <style:style style:name="T62" style:family="text">
      <style:text-properties style:font-name="IBMPlexMono, monospace," style:font-name-asian="Calibri2" style:font-name-complex="Calibri2" style:font-size-complex="18pt" style:font-weight-complex="normal"/>
    </style:style>
    <style:style style:name="T63" style:family="text">
      <style:text-properties fo:font-variant="normal" fo:text-transform="none" fo:color="#505050" style:font-name="Inter" fo:font-size="9pt" fo:letter-spacing="normal" fo:font-style="normal" fo:font-weight="normal" officeooo:rsid="0015b2e4" style:font-size-asian="11pt"/>
    </style:style>
    <style:style style:name="T64" style:family="text">
      <style:text-properties officeooo:rsid="0017fab9"/>
    </style:style>
    <style:style style:name="T65" style:family="text">
      <style:text-properties style:font-name="Calibri" style:text-underline-style="solid" style:text-underline-width="auto" style:text-underline-color="font-color" officeooo:rsid="000b963c" fo:background-color="transparent" loext:char-shading-value="0" style:font-name-asian="Calibri2" style:font-name-complex="Calibri2" style:font-size-complex="18pt"/>
    </style:style>
    <style:style style:name="T66" style:family="text">
      <style:text-properties style:font-name="Calibri" style:text-underline-style="solid" style:text-underline-width="auto" style:text-underline-color="font-color" style:font-name-asian="Calibri2" style:font-name-complex="Calibri2" style:font-size-complex="18pt" style:font-weight-complex="bold"/>
    </style:style>
    <style:style style:name="T67" style:family="text">
      <style:text-properties style:font-name="Calibri" style:text-underline-style="solid" style:text-underline-width="auto" style:text-underline-color="font-color" officeooo:rsid="000b963c" style:font-name-asian="Calibri2" style:font-name-complex="Calibri2" style:font-size-complex="18pt" style:font-weight-complex="bold"/>
    </style:style>
    <style:style style:name="T68" style:family="text">
      <style:text-properties style:font-name="Calibri" style:font-name-asian="Calibri2" style:font-name-complex="Calibri2" style:font-size-complex="18pt" style:font-weight-complex="normal"/>
    </style:style>
    <style:style style:name="T69" style:family="text">
      <style:text-properties style:font-name="Calibri" officeooo:rsid="0017fab9" style:font-name-asian="Calibri2" style:font-name-complex="Calibri2" style:font-size-complex="18pt" style:font-weight-complex="normal"/>
    </style:style>
    <style:style style:name="T70" style:family="text">
      <style:text-properties fo:font-weight="normal" officeooo:rsid="0018d4d8" style:font-weight-asian="normal" style:font-size-complex="18pt" style:font-weight-complex="normal"/>
    </style:style>
    <style:style style:name="T71" style:family="text">
      <style:text-properties fo:color="#c9211e" fo:font-size="11pt" fo:letter-spacing="normal" style:text-underline-style="none" fo:font-weight="normal" officeooo:rsid="00133347" fo:background-color="#fffffe" loext:char-shading-value="0" style:font-size-asian="11pt" style:font-weight-asian="normal" style:font-size-complex="18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9">Flight Booking App</text:span><text:span text:style-name="T8"> APIs </text:span><text:span text:style-name="T10">ADMIN</text:span></text:p>
      <text:p text:style-name="P21"/>
      <text:p text:style-name="P22">BaseUrl : https://flight-booking123.herokuapp.com/</text:p>
      <text:p text:style-name="P23"><text:span text:style-name="T11">1 -</text:span><text:span text:style-name="T12">SignUp</text:span></text:p>
      <text:p text:style-name="P18"><text:span text:style-name="T17">Endpoint:</text:span><text:span text:style-name="T18"> </text:span><text:span text:style-name="Source_20_Text"><text:span text:style-name="T22">/auth/local/register</text:span></text:span></text:p>
      <text:p text:style-name="P9">Parameters: </text:p>
      <text:p text:style-name="P7">Request Body Sample :</text:p>
      <text:p text:style-name="P7"> {</text:p>
      <text:p text:style-name="P2"><text:span text:style-name="Source_20_Text"><text:span text:style-name="T22"><text:s text:c="4"/>username: '',</text:span></text:span></text:p>
      <text:p text:style-name="P1"><text:span text:style-name="Source_20_Text"><text:s text:c="4"/>email: '',</text:span></text:p>
      <text:p text:style-name="P26"><text:span text:style-name="Source_20_Text"><text:s text:c="4"/>password: '’</text:span></text:p>
      <text:p text:style-name="P7">}</text:p>
      <text:p text:style-name="P9">Response Sample: [</text:p>
      <text:p text:style-name="P9">    {</text:p>
      <text:p text:style-name="P27"><text:span text:style-name="T30">"jwt"</text:span>: <text:span text:style-name="T39">""</text:span>,</text:p>
      <text:p text:style-name="P27"><text:span text:style-name="T30">"user"</text:span>: {</text:p>
      <text:p text:style-name="P27"><text:span text:style-name="T30">"id"</text:span>: ,</text:p>
      <text:p text:style-name="P27"><text:span text:style-name="T30">"username"</text:span>: <text:span text:style-name="T39">""</text:span>,</text:p>
      <text:p text:style-name="P27"><text:span text:style-name="T30">"email"</text:span>: <text:span text:style-name="T39">""</text:span>,</text:p>
      <text:p text:style-name="P27"><text:span text:style-name="T30">"provider"</text:span>: <text:span text:style-name="T39">""</text:span>,</text:p>
      <text:p text:style-name="P27"><text:span text:style-name="T30">"confirmed"</text:span>: ,</text:p>
      <text:p text:style-name="P27"><text:span text:style-name="T30">"blocked"</text:span>: ,</text:p>
      <text:p text:style-name="P27"><text:span text:style-name="T30">"created_at"</text:span>: <text:span text:style-name="T39">""</text:span>,</text:p>
      <text:p text:style-name="P27"><text:span text:style-name="T30">"updated_at"</text:span>: <text:span text:style-name="T39">""</text:span>,</text:p>
      <text:p text:style-name="P27">}</text:p>
      <text:p text:style-name="P9">    }</text:p>
      <text:p text:style-name="P10">]</text:p>
      <text:p text:style-name="P10"/>
      <text:p text:style-name="P24">2 - LogIn</text:p>
      <text:p text:style-name="P18"><text:span text:style-name="T17">Endpoint:</text:span><text:span text:style-name="T18"> </text:span><text:span text:style-name="Source_20_Text"><text:span text:style-name="T22">/auth/local</text:span></text:span></text:p>
      <text:p text:style-name="P18"><text:span text:style-name="T17">Parameters:</text:span><text:span text:style-name="T18"> </text:span></text:p>
      <text:p text:style-name="P7">Request Body Sample :</text:p>
      <text:p text:style-name="P32">{</text:p>
      <text:p text:style-name="P3"><text:span text:style-name="Source_20_Text"><text:span text:style-name="T22"><text:s text:c="3"/>identifier: 'Admin@Admin.com',(userName or email)</text:span></text:span></text:p>
      <text:p text:style-name="P26"><text:span text:style-name="Source_20_Text"><text:s text:c="4"/>password: '</text:span><text:span text:style-name="Source_20_Text"><text:span text:style-name="T64">q1w2e3@</text:span></text:span><text:span text:style-name="Source_20_Text">',</text:span></text:p>
      <text:p text:style-name="P32">}</text:p>
      <text:p text:style-name="P9">Response Sample: [</text:p>
      <text:p text:style-name="P14">{</text:p>
      <text:p text:style-name="P27"><text:span text:style-name="T30">"jwt"</text:span>: <text:span text:style-name="T39">""</text:span>,</text:p>
      <text:p text:style-name="P27"><text:span text:style-name="T30">"user"</text:span>: {</text:p>
      <text:p text:style-name="P27"><text:span text:style-name="T30">"id"</text:span>: <text:span text:style-name="T47">4</text:span>,</text:p>
      <text:p text:style-name="P27"><text:span text:style-name="T30">"username"</text:span>: <text:span text:style-name="T39">""</text:span>,</text:p>
      <text:p text:style-name="P27"><text:span text:style-name="T30">"email"</text:span>: <text:span text:style-name="T39">""</text:span>,</text:p>
      <text:p text:style-name="P27"><text:span text:style-name="T30">"provider"</text:span>: <text:span text:style-name="T39">""</text:span>,</text:p>
      <text:p text:style-name="P27"><text:span text:style-name="T30">"confirmed"</text:span>: ,</text:p>
      <text:p text:style-name="P27"><text:soft-page-break/><text:span text:style-name="T30">"blocked"</text:span>: <text:span text:style-name="T40">null</text:span>,</text:p>
      <text:p text:style-name="P27"><text:span text:style-name="T30">"role"</text:span>: {</text:p>
      <text:p text:style-name="P27"><text:span text:style-name="T30">"id"</text:span>: <text:span text:style-name="T47">1</text:span>,</text:p>
      <text:p text:style-name="P27"><text:span text:style-name="T30">"name"</text:span>: <text:span text:style-name="T39">""</text:span>,</text:p>
      <text:p text:style-name="P27"><text:span text:style-name="T30">"description"</text:span>: <text:span text:style-name="T39">""</text:span>,</text:p>
      <text:p text:style-name="P27"><text:span text:style-name="T30">"type"</text:span>: <text:span text:style-name="T39">""</text:span></text:p>
      <text:p text:style-name="P27">},</text:p>
      <text:p text:style-name="P27"><text:span text:style-name="T30">"created_at"</text:span>: <text:span text:style-name="T39">"2021-06-23T12:19:30.390Z"</text:span>,</text:p>
      <text:p text:style-name="P27"><text:span text:style-name="T30">"updated_at"</text:span>: <text:span text:style-name="T39">"2021-06-23T12:19:30.407Z"</text:span>,</text:p>
      <text:p text:style-name="P27"><text:span text:style-name="T30">"orders"</text:span>: []</text:p>
      <text:p text:style-name="P27">}</text:p>
      <text:p text:style-name="P27">}</text:p>
      <text:p text:style-name="P9"/>
      <text:p text:style-name="P9">]</text:p>
      <text:p text:style-name="P9"/>
      <text:p text:style-name="P9"/>
      <text:p text:style-name="P23"><text:span text:style-name="T13">3</text:span><text:span text:style-name="T14">- </text:span><text:span text:style-name="T3">Cities</text:span></text:p>
      <text:p text:style-name="P39">Get:</text:p>
      <text:p text:style-name="P11"><text:span text:style-name="T48">Endpoint: </text:span><text:span text:style-name="Source_20_Text"><text:span text:style-name="T48">/Cities</text:span></text:span></text:p>
      <text:p text:style-name="P18"><text:span text:style-name="Source_20_Text"><text:span text:style-name="T19">Parameters: </text:span></text:span><text:span text:style-name="Source_20_Text"><text:span text:style-name="T48">_start </text:span></text:span><text:span text:style-name="Source_20_Text"><text:span text:style-name="T19">, </text:span></text:span><text:span text:style-name="Source_20_Text"><text:span text:style-name="T23">_limit</text:span></text:span></text:p>
      <text:p text:style-name="P13"><text:span text:style-name="T52">Response Sample: </text:span><text:span text:style-name="T53">[</text:span></text:p>
      <text:p text:style-name="P27">{</text:p>
      <text:p text:style-name="P27"><text:span text:style-name="T30">"id"</text:span>: <text:span text:style-name="T47">1</text:span>,</text:p>
      <text:p text:style-name="P27"><text:span text:style-name="T30">"name"</text:span>: <text:span text:style-name="T39">""</text:span>,</text:p>
      <text:p text:style-name="P27"><text:span text:style-name="T30">"published_at"</text:span>: <text:span text:style-name="T39">""</text:span>,</text:p>
      <text:p text:style-name="P27"><text:span text:style-name="T30">"created_at"</text:span>: <text:span text:style-name="T39">"2021-06-23T08:55:35.819Z"</text:span>,</text:p>
      <text:p text:style-name="P27"><text:span text:style-name="T30">"updated_at"</text:span>: <text:span text:style-name="T39">"2021-06-23T10:47:22.927Z"</text:span></text:p>
      <text:p text:style-name="P27">}</text:p>
      <text:p text:style-name="P27">]</text:p>
      <text:p text:style-name="P4"><text:span text:style-name="T55">S</text:span><text:span text:style-name="T54">earch:</text:span></text:p>
      <text:p text:style-name="P11"><text:span text:style-name="T48">Endpoint: </text:span><text:span text:style-name="Source_20_Text"><text:span text:style-name="T48">/Cities</text:span></text:span></text:p>
      <text:p text:style-name="P18"><text:span text:style-name="Source_20_Text"><text:span text:style-name="T19">Parameters: </text:span></text:span><text:span text:style-name="Source_20_Text"><text:span text:style-name="T57">name</text:span></text:span><text:span text:style-name="Source_20_Text"><text:span text:style-name="T48">_eq </text:span></text:span><text:span text:style-name="Source_20_Text"><text:span text:style-name="T49">= NameCity</text:span></text:span></text:p>
      <text:p text:style-name="P13"><text:span text:style-name="T52">Response Sample: </text:span><text:span text:style-name="T53">[</text:span></text:p>
      <text:p text:style-name="P27">{</text:p>
      <text:p text:style-name="P27"><text:span text:style-name="T30">"id"</text:span>: <text:span text:style-name="T47">1</text:span>,</text:p>
      <text:p text:style-name="P27"><text:span text:style-name="T30">"name"</text:span>: <text:span text:style-name="T39">""</text:span>,</text:p>
      <text:p text:style-name="P27"><text:span text:style-name="T30">"published_at"</text:span>: <text:span text:style-name="T39">""</text:span>,</text:p>
      <text:p text:style-name="P27"><text:span text:style-name="T30">"created_at"</text:span>: <text:span text:style-name="T39">"2021-06-23T08:55:35.819Z"</text:span>,</text:p>
      <text:p text:style-name="P27"><text:span text:style-name="T30">"updated_at"</text:span>: <text:span text:style-name="T39">"2021-06-23T10:47:22.927Z"</text:span></text:p>
      <text:p text:style-name="P27">}</text:p>
      <text:p text:style-name="P34">]</text:p>
      <text:p text:style-name="P34"/>
      <text:p text:style-name="P35">Create:</text:p>
      <text:p text:style-name="P11"><text:span text:style-name="T48">Endpoint: </text:span><text:span text:style-name="Source_20_Text"><text:span text:style-name="T48">/Cities</text:span></text:span></text:p>
      <text:p text:style-name="P16"><text:span text:style-name="Source_20_Text"><text:span text:style-name="T65">Parameters:Request Body Sample :</text:span></text:span></text:p>
      <text:p text:style-name="P7"> {</text:p>
      <text:p text:style-name="P17"><text:span text:style-name="Source_20_Text"><text:span text:style-name="T37">"name"</text:span></text:span><text:span text:style-name="Source_20_Text"><text:span text:style-name="T29">: </text:span></text:span><text:span text:style-name="Source_20_Text"><text:span text:style-name="T43">""</text:span></text:span><text:span text:style-name="Source_20_Text"><text:span text:style-name="T29">,</text:span></text:span></text:p>
      <text:p text:style-name="P18"><text:span text:style-name="Source_20_Text"><text:span text:style-name="T19">}</text:span></text:span></text:p>
      <text:p text:style-name="P18"><text:soft-page-break/><text:span text:style-name="Source_20_Text"><text:span text:style-name="T24">and jwt in headers</text:span></text:span></text:p>
      <text:p text:style-name="P18"><text:span text:style-name="Source_20_Text"><text:span text:style-name="T24"/></text:span></text:p>
      <text:p text:style-name="P18"><text:span text:style-name="Source_20_Text"><text:span text:style-name="T24"/></text:span></text:p>
      <text:p text:style-name="P4"><text:span text:style-name="Source_20_Text"><text:span text:style-name="T69">E</text:span></text:span><text:span text:style-name="Source_20_Text"><text:span text:style-name="T56">d</text:span></text:span><text:span text:style-name="Source_20_Text"><text:span text:style-name="T69">it</text:span></text:span><text:span text:style-name="Source_20_Text"><text:span text:style-name="T68">:</text:span></text:span></text:p>
      <text:p text:style-name="P11"><text:span text:style-name="T48">Endpoint: </text:span><text:span text:style-name="Source_20_Text"><text:span text:style-name="T48">/Cities</text:span></text:span></text:p>
      <text:p text:style-name="P18"><text:span text:style-name="Source_20_Text"><text:span text:style-name="T19">Parameters: </text:span></text:span><text:span text:style-name="Source_20_Text"><text:span text:style-name="T20">id </text:span></text:span></text:p>
      <text:p text:style-name="P16"><text:span text:style-name="Source_20_Text"><text:span text:style-name="T65">Request Body Sample :</text:span></text:span></text:p>
      <text:p text:style-name="P7"> {</text:p>
      <text:p text:style-name="P17"><text:span text:style-name="Source_20_Text"><text:span text:style-name="T38">"name"</text:span></text:span><text:span text:style-name="Source_20_Text"><text:span text:style-name="T60">: </text:span></text:span><text:span text:style-name="Source_20_Text"><text:span text:style-name="T46">""</text:span></text:span><text:span text:style-name="Source_20_Text"><text:span text:style-name="T60">,</text:span></text:span></text:p>
      <text:p text:style-name="P18"><text:span text:style-name="Source_20_Text"><text:span text:style-name="T19">}</text:span></text:span></text:p>
      <text:p text:style-name="P13"><text:span text:style-name="T52">Response Sample: </text:span><text:span text:style-name="T53">[</text:span></text:p>
      <text:p text:style-name="P27">{</text:p>
      <text:p text:style-name="P27"><text:span text:style-name="T30">"id"</text:span>: <text:span text:style-name="T47">1</text:span>,</text:p>
      <text:p text:style-name="P27"><text:span text:style-name="T30">"name"</text:span>: <text:span text:style-name="T39">""</text:span>,</text:p>
      <text:p text:style-name="P27"><text:span text:style-name="T30">"published_at"</text:span>: <text:span text:style-name="T39">""</text:span>,</text:p>
      <text:p text:style-name="P27"><text:span text:style-name="T30">"created_at"</text:span>: <text:span text:style-name="T39">"2021-06-23T08:55:35.819Z"</text:span>,</text:p>
      <text:p text:style-name="P27"><text:span text:style-name="T30">"updated_at"</text:span>: <text:span text:style-name="T39">"2021-06-23T10:47:22.927Z"</text:span></text:p>
      <text:p text:style-name="P27">}</text:p>
      <text:p text:style-name="P15"><text:span text:style-name="Source_20_Text"><text:span text:style-name="T62">]</text:span></text:span></text:p>
      <text:p text:style-name="P15"><text:span text:style-name="Source_20_Text"><text:span text:style-name="T61"/></text:span></text:p>
      <text:p text:style-name="P23"><text:span text:style-name="T15">4</text:span><text:span text:style-name="T14">- </text:span><text:span text:style-name="T25">Flights</text:span></text:p>
      <text:p text:style-name="P39">Get:</text:p>
      <text:p text:style-name="P18"><text:span text:style-name="T19">Endpoint: </text:span><text:span text:style-name="Source_20_Text"><text:span text:style-name="T23">/</text:span></text:span><text:span text:style-name="Source_20_Text"><text:span text:style-name="T48">Flights</text:span></text:span></text:p>
      <text:p text:style-name="P18"><text:span text:style-name="Source_20_Text"><text:span text:style-name="T19">Parameters: </text:span></text:span><text:span text:style-name="Source_20_Text"><text:span text:style-name="T48">_start </text:span></text:span><text:span text:style-name="Source_20_Text"><text:span text:style-name="T19">, </text:span></text:span><text:span text:style-name="Source_20_Text"><text:span text:style-name="T23">_limit</text:span></text:span></text:p>
      <text:p text:style-name="P13"><text:span text:style-name="T52">Response Sample: </text:span><text:span text:style-name="T59">[</text:span></text:p>
      <text:p text:style-name="P27">{</text:p>
      <text:p text:style-name="P27"><text:span text:style-name="T30">"id"</text:span>: <text:span text:style-name="T47">4</text:span>,</text:p>
      <text:p text:style-name="P28"><text:span text:style-name="T31">"date"</text:span><text:span text:style-name="T58">: </text:span><text:span text:style-name="T41">""</text:span><text:span text:style-name="T58">,</text:span></text:p>
      <text:p text:style-name="P29"><text:span text:style-name="T32">"</text:span><text:span text:style-name="T33">price</text:span><text:span text:style-name="T32">": </text:span><text:span text:style-name="T42">""</text:span><text:span text:style-name="T32">,</text:span></text:p>
      <text:p text:style-name="P27"><text:span text:style-name="T30">"from"</text:span>: {</text:p>
      <text:p text:style-name="P27"><text:span text:style-name="T30">"id"</text:span>: ,</text:p>
      <text:p text:style-name="P27"><text:span text:style-name="T30">"name"</text:span>: <text:span text:style-name="T39">""</text:span>,</text:p>
      <text:p text:style-name="P27"><text:span text:style-name="T30">"published_at"</text:span>: <text:span text:style-name="T39">""</text:span>,</text:p>
      <text:p text:style-name="P27"><text:span text:style-name="T30">"created_at"</text:span>: <text:span text:style-name="T39">""</text:span>,</text:p>
      <text:p text:style-name="P27"><text:span text:style-name="T30">"updated_at"</text:span>: <text:span text:style-name="T39">""</text:span></text:p>
      <text:p text:style-name="P27">},</text:p>
      <text:p text:style-name="P27"><text:span text:style-name="T30">"to"</text:span>: {</text:p>
      <text:p text:style-name="P27"><text:span text:style-name="T30">"id"</text:span>: ,</text:p>
      <text:p text:style-name="P27"><text:span text:style-name="T30">"name"</text:span>: <text:span text:style-name="T39">""</text:span>,</text:p>
      <text:p text:style-name="P27"><text:span text:style-name="T30">"published_at"</text:span>: <text:span text:style-name="T39">""</text:span>,</text:p>
      <text:p text:style-name="P27"><text:span text:style-name="T30">"created_at"</text:span>: <text:span text:style-name="T39">""</text:span>,</text:p>
      <text:p text:style-name="P27"><text:span text:style-name="T30">"updated_at"</text:span>: <text:span text:style-name="T39">""</text:span></text:p>
      <text:p text:style-name="P27">},</text:p>
      <text:p text:style-name="P27"><text:span text:style-name="T30">"published_at"</text:span>: <text:span text:style-name="T39">""</text:span>,</text:p>
      <text:p text:style-name="P27"><text:span text:style-name="T30">"created_at"</text:span>: <text:span text:style-name="T39">""</text:span>,</text:p>
      <text:p text:style-name="P27"><text:span text:style-name="T30">"updated_at"</text:span>: <text:span text:style-name="T39">""</text:span></text:p>
      <text:p text:style-name="P27">}</text:p>
      <text:p text:style-name="P27"><text:soft-page-break/>]</text:p>
      <text:p text:style-name="P33"/>
      <text:p text:style-name="P4"><text:span text:style-name="T55">S</text:span><text:span text:style-name="T54">earch:</text:span></text:p>
      <text:p text:style-name="P11"><text:span text:style-name="T48">Endpoint: </text:span><text:span text:style-name="Source_20_Text"><text:span text:style-name="T48">/Flights</text:span></text:span></text:p>
      <text:p text:style-name="P18"><text:span text:style-name="Source_20_Text"><text:span text:style-name="T19">Parameters: </text:span></text:span><text:span text:style-name="Source_20_Text"><text:span text:style-name="T26">from</text:span></text:span><text:span text:style-name="Source_20_Text"><text:span text:style-name="T27">=idCity</text:span></text:span><text:span text:style-name="Source_20_Text"><text:span text:style-name="T48"> , </text:span></text:span><text:span text:style-name="Source_20_Text"><text:span text:style-name="T50">to</text:span></text:span><text:span text:style-name="Source_20_Text"><text:span text:style-name="T51">=</text:span></text:span><text:span text:style-name="Source_20_Text"><text:span text:style-name="T27">idCity</text:span></text:span><text:span text:style-name="Source_20_Text"><text:span text:style-name="T50"><text:line-break/></text:span></text:span><text:span text:style-name="Source_20_Text"><text:span text:style-name="T51">Sample[</text:span></text:span></text:p>
      <text:p text:style-name="P18"><text:span text:style-name="Source_20_Text"><text:span text:style-name="T63">/Flights?from=1&amp;to=2</text:span></text:span></text:p>
      <text:p text:style-name="P18"><text:span text:style-name="Source_20_Text"><text:span text:style-name="T51">]</text:span></text:span></text:p>
      <text:p text:style-name="P13"><text:span text:style-name="T52">Response Sample: </text:span><text:span text:style-name="T53">[</text:span></text:p>
      <text:p text:style-name="P13"/>
      <text:p text:style-name="P27">{</text:p>
      <text:p text:style-name="P27"><text:span text:style-name="T30">"id"</text:span>: <text:span text:style-name="T47">4</text:span>,</text:p>
      <text:p text:style-name="P28"><text:span text:style-name="T31">"date"</text:span><text:span text:style-name="T58">: </text:span><text:span text:style-name="T41">""</text:span><text:span text:style-name="T58">,</text:span></text:p>
      <text:p text:style-name="P28"><text:span text:style-name="T31">"</text:span><text:span text:style-name="T34">price</text:span><text:span text:style-name="T31">": </text:span><text:span text:style-name="T41">""</text:span><text:span text:style-name="T31">,</text:span></text:p>
      <text:p text:style-name="P27"><text:span text:style-name="T30">"from"</text:span>: {</text:p>
      <text:p text:style-name="P27"><text:span text:style-name="T30">"id"</text:span>: ,</text:p>
      <text:p text:style-name="P27"><text:span text:style-name="T30">"name"</text:span>: <text:span text:style-name="T39">""</text:span>,</text:p>
      <text:p text:style-name="P27"><text:span text:style-name="T30">"published_at"</text:span>: <text:span text:style-name="T39">""</text:span>,</text:p>
      <text:p text:style-name="P27"><text:span text:style-name="T30">"created_at"</text:span>: <text:span text:style-name="T39">""</text:span>,</text:p>
      <text:p text:style-name="P27"><text:span text:style-name="T30">"updated_at"</text:span>: <text:span text:style-name="T39">""</text:span></text:p>
      <text:p text:style-name="P27">},</text:p>
      <text:p text:style-name="P27"><text:span text:style-name="T30">"to"</text:span>: {</text:p>
      <text:p text:style-name="P27"><text:span text:style-name="T30">"id"</text:span>: ,</text:p>
      <text:p text:style-name="P27"><text:span text:style-name="T30">"name"</text:span>: <text:span text:style-name="T39">""</text:span>,</text:p>
      <text:p text:style-name="P27"><text:span text:style-name="T30">"published_at"</text:span>: <text:span text:style-name="T39">""</text:span>,</text:p>
      <text:p text:style-name="P27"><text:span text:style-name="T30">"created_at"</text:span>: <text:span text:style-name="T39">""</text:span>,</text:p>
      <text:p text:style-name="P27"><text:span text:style-name="T30">"updated_at"</text:span>: <text:span text:style-name="T39">""</text:span></text:p>
      <text:p text:style-name="P27">},</text:p>
      <text:p text:style-name="P27"><text:span text:style-name="T30">"published_at"</text:span>: <text:span text:style-name="T39">""</text:span>,</text:p>
      <text:p text:style-name="P27"><text:span text:style-name="T30">"created_at"</text:span>: <text:span text:style-name="T39">""</text:span>,</text:p>
      <text:p text:style-name="P27"><text:span text:style-name="T30">"updated_at"</text:span>: <text:span text:style-name="T39">""</text:span></text:p>
      <text:p text:style-name="P27">}</text:p>
      <text:p text:style-name="P40">]</text:p>
      <text:p text:style-name="P40"/>
      <text:p text:style-name="P40"/>
      <text:p text:style-name="P35">Create:</text:p>
      <text:p text:style-name="P11"><text:span text:style-name="T48">Endpoint: </text:span><text:span text:style-name="Source_20_Text"><text:span text:style-name="T48">/Flights</text:span></text:span></text:p>
      <text:p text:style-name="P18"><text:span text:style-name="Source_20_Text"><text:span text:style-name="T19">Parameters: Request Body Sample :</text:span></text:span></text:p>
      <text:p text:style-name="P7"> {</text:p>
      <text:p text:style-name="P18"><text:span text:style-name="Source_20_Text"><text:span text:style-name="T37">"date"</text:span></text:span><text:span text:style-name="Source_20_Text"><text:span text:style-name="T29">: </text:span></text:span><text:span text:style-name="Source_20_Text"><text:span text:style-name="T43">""</text:span></text:span><text:span text:style-name="Source_20_Text"><text:span text:style-name="T29">,</text:span></text:span></text:p>
      <text:p text:style-name="P18"><text:span text:style-name="Source_20_Text"><text:span text:style-name="T37">"</text:span></text:span><text:span text:style-name="Source_20_Text"><text:span text:style-name="T35">from</text:span></text:span><text:span text:style-name="Source_20_Text"><text:span text:style-name="T37">"</text:span></text:span><text:span text:style-name="Source_20_Text"><text:span text:style-name="T29">: </text:span></text:span><text:span text:style-name="Source_20_Text"><text:span text:style-name="T43">"</text:span></text:span><text:span text:style-name="Source_20_Text"><text:span text:style-name="T44">idCity</text:span></text:span><text:span text:style-name="Source_20_Text"><text:span text:style-name="T43">"</text:span></text:span><text:span text:style-name="Source_20_Text"><text:span text:style-name="T29">,</text:span></text:span></text:p>
      <text:p text:style-name="P18"><text:span text:style-name="Source_20_Text"><text:span text:style-name="T37">"</text:span></text:span><text:span text:style-name="Source_20_Text"><text:span text:style-name="T35">to</text:span></text:span><text:span text:style-name="Source_20_Text"><text:span text:style-name="T37">"</text:span></text:span><text:span text:style-name="Source_20_Text"><text:span text:style-name="T29">: </text:span></text:span><text:span text:style-name="Source_20_Text"><text:span text:style-name="T43">"</text:span></text:span><text:span text:style-name="Source_20_Text"><text:span text:style-name="T44">idCity</text:span></text:span><text:span text:style-name="Source_20_Text"><text:span text:style-name="T43">"</text:span></text:span><text:span text:style-name="Source_20_Text"><text:span text:style-name="T29">,</text:span></text:span></text:p>
      <text:p text:style-name="P19"><text:span text:style-name="Source_20_Text"><text:span text:style-name="T37">"</text:span></text:span><text:span text:style-name="Source_20_Text"><text:span text:style-name="T36">price</text:span></text:span><text:span text:style-name="Source_20_Text"><text:span text:style-name="T37">"</text:span></text:span><text:span text:style-name="Source_20_Text"><text:span text:style-name="T29">: </text:span></text:span><text:span text:style-name="Source_20_Text"><text:span text:style-name="T45">200</text:span></text:span><text:span text:style-name="Source_20_Text"><text:span text:style-name="T29">,</text:span></text:span></text:p>
      <text:p text:style-name="P18"><text:span text:style-name="Source_20_Text"><text:span text:style-name="T19">}</text:span></text:span></text:p>
      <text:p text:style-name="P18"><text:span text:style-name="Source_20_Text"><text:span text:style-name="T24">and jwt in headers</text:span></text:span></text:p>
      <text:p text:style-name="P40"/>
      <text:p text:style-name="P4"><text:span text:style-name="Source_20_Text"><text:span text:style-name="T69">E</text:span></text:span><text:span text:style-name="Source_20_Text"><text:span text:style-name="T56">d</text:span></text:span><text:span text:style-name="Source_20_Text"><text:span text:style-name="T69">it</text:span></text:span><text:span text:style-name="Source_20_Text"><text:span text:style-name="T68">:</text:span></text:span></text:p>
      <text:p text:style-name="P12"><text:span text:style-name="T48">Endpoint: </text:span><text:span text:style-name="Source_20_Text"><text:span text:style-name="T48">/Flights</text:span></text:span></text:p>
      <text:p text:style-name="P19"><text:span text:style-name="Source_20_Text"><text:span text:style-name="T19">Parameters: </text:span></text:span><text:span text:style-name="Source_20_Text"><text:span text:style-name="T21">id</text:span></text:span></text:p>
      <text:p text:style-name="P19"><text:span text:style-name="Source_20_Text"><text:span text:style-name="T19">Request Body Sample :</text:span></text:span></text:p>
      <text:p text:style-name="P8"> {</text:p>
      <text:p text:style-name="P19"><text:span text:style-name="Source_20_Text"><text:span text:style-name="T37">"date"</text:span></text:span><text:span text:style-name="Source_20_Text"><text:span text:style-name="T29">: </text:span></text:span><text:span text:style-name="Source_20_Text"><text:span text:style-name="T43">""</text:span></text:span><text:span text:style-name="Source_20_Text"><text:span text:style-name="T29">,</text:span></text:span></text:p>
      <text:p text:style-name="P19"><text:soft-page-break/><text:span text:style-name="Source_20_Text"><text:span text:style-name="T37">"</text:span></text:span><text:span text:style-name="Source_20_Text"><text:span text:style-name="T35">from</text:span></text:span><text:span text:style-name="Source_20_Text"><text:span text:style-name="T37">"</text:span></text:span><text:span text:style-name="Source_20_Text"><text:span text:style-name="T29">: </text:span></text:span><text:span text:style-name="Source_20_Text"><text:span text:style-name="T43">"</text:span></text:span><text:span text:style-name="Source_20_Text"><text:span text:style-name="T44">idCity</text:span></text:span><text:span text:style-name="Source_20_Text"><text:span text:style-name="T43">"</text:span></text:span><text:span text:style-name="Source_20_Text"><text:span text:style-name="T29">,</text:span></text:span></text:p>
      <text:p text:style-name="P19"><text:span text:style-name="Source_20_Text"><text:span text:style-name="T37">"</text:span></text:span><text:span text:style-name="Source_20_Text"><text:span text:style-name="T35">to</text:span></text:span><text:span text:style-name="Source_20_Text"><text:span text:style-name="T37">"</text:span></text:span><text:span text:style-name="Source_20_Text"><text:span text:style-name="T29">: </text:span></text:span><text:span text:style-name="Source_20_Text"><text:span text:style-name="T43">"</text:span></text:span><text:span text:style-name="Source_20_Text"><text:span text:style-name="T44">idCity</text:span></text:span><text:span text:style-name="Source_20_Text"><text:span text:style-name="T43">"</text:span></text:span><text:span text:style-name="Source_20_Text"><text:span text:style-name="T29">,</text:span></text:span></text:p>
      <text:p text:style-name="P19"><text:span text:style-name="Source_20_Text"><text:span text:style-name="T37">"</text:span></text:span><text:span text:style-name="Source_20_Text"><text:span text:style-name="T36">price</text:span></text:span><text:span text:style-name="Source_20_Text"><text:span text:style-name="T37">"</text:span></text:span><text:span text:style-name="Source_20_Text"><text:span text:style-name="T29">: </text:span></text:span><text:span text:style-name="Source_20_Text"><text:span text:style-name="T45">200</text:span></text:span><text:span text:style-name="Source_20_Text"><text:span text:style-name="T29">,</text:span></text:span></text:p>
      <text:p text:style-name="P19"><text:span text:style-name="Source_20_Text"><text:span text:style-name="T19">}</text:span></text:span></text:p>
      <text:p text:style-name="P5"><text:span text:style-name="Source_20_Text"><text:span text:style-name="T70">and jwt in headers</text:span></text:span></text:p>
      <text:p text:style-name="P4"><text:span text:style-name="Source_20_Text"><text:span text:style-name="T68"/></text:span></text:p>
      <text:p text:style-name="P4"><text:span text:style-name="Source_20_Text"><text:span text:style-name="T68"/></text:span></text:p>
      <text:p text:style-name="P23"><text:span text:style-name="T16">5</text:span><text:span text:style-name="T14">- </text:span><text:span text:style-name="T2">DetailsFlights</text:span></text:p>
      <text:p text:style-name="P25"><text:span text:style-name="T2">G</text:span><text:span text:style-name="T1">et:</text:span></text:p>
      <text:p text:style-name="P18"><text:span text:style-name="T19">Endpoint: </text:span><text:span text:style-name="Source_20_Text">/details-flights</text:span></text:p>
      <text:p text:style-name="P18"><text:span text:style-name="Source_20_Text"><text:span text:style-name="T19">Parameters: </text:span></text:span><text:span text:style-name="Source_20_Text"><text:span text:style-name="T28">idFlight</text:span></text:span></text:p>
      <text:p text:style-name="P4"><text:span text:style-name="T5">Response Sample: </text:span><text:span text:style-name="T6">[</text:span></text:p>
      <text:p text:style-name="P36">[</text:p>
      <text:p text:style-name="P27">{</text:p>
      <text:p text:style-name="P27"><text:span text:style-name="T30">"id"</text:span>: <text:span text:style-name="T47">3</text:span>,</text:p>
      <text:p text:style-name="P27"><text:span text:style-name="T30">"details"</text:span>: <text:span text:style-name="T39">""</text:span>,</text:p>
      <text:p text:style-name="P27"><text:span text:style-name="T30">"idFlight"</text:span>: {</text:p>
      <text:p text:style-name="P27"><text:span text:style-name="T30">"id"</text:span>: <text:span text:style-name="T47">4</text:span>,</text:p>
      <text:p text:style-name="P27"><text:span text:style-name="T30">"date"</text:span>: <text:span text:style-name="T39">""</text:span>,</text:p>
      <text:p text:style-name="P27"><text:span text:style-name="T30">"from"</text:span>: <text:span text:style-name="T47">1</text:span>,</text:p>
      <text:p text:style-name="P27"><text:span text:style-name="T30">"to"</text:span>: <text:span text:style-name="T47">2</text:span>,</text:p>
      <text:p text:style-name="P27"><text:span text:style-name="T30">"price"</text:span>: <text:span text:style-name="T47">200</text:span>,</text:p>
      <text:p text:style-name="P27"><text:span text:style-name="T30">"details_flight"</text:span>: ,</text:p>
      <text:p text:style-name="P27"><text:span text:style-name="T30">"published_at"</text:span>: <text:span text:style-name="T39">""</text:span>,</text:p>
      <text:p text:style-name="P27"><text:span text:style-name="T30">"created_at"</text:span>: <text:span text:style-name="T39">""</text:span>,</text:p>
      <text:p text:style-name="P27"><text:span text:style-name="T30">"updated_at"</text:span>: <text:span text:style-name="T39">""</text:span></text:p>
      <text:p text:style-name="P27">},</text:p>
      <text:p text:style-name="P27"><text:span text:style-name="T30">"published_at"</text:span>: <text:span text:style-name="T39">""</text:span>,</text:p>
      <text:p text:style-name="P27"><text:span text:style-name="T30">"created_at"</text:span>: <text:span text:style-name="T39">""</text:span>,</text:p>
      <text:p text:style-name="P27"><text:span text:style-name="T30">"updated_at"</text:span>: <text:span text:style-name="T39">""</text:span></text:p>
      <text:p text:style-name="P27">}</text:p>
      <text:p text:style-name="P27">]</text:p>
      <text:p text:style-name="P37">]</text:p>
      <text:p text:style-name="P37"/>
      <text:p text:style-name="P6"><text:span text:style-name="T7">C</text:span><text:span text:style-name="T4">reate:</text:span></text:p>
      <text:p text:style-name="P19"><text:span text:style-name="T19">Endpoint: </text:span><text:span text:style-name="Source_20_Text">/details-flights</text:span></text:p>
      <text:p text:style-name="P6"><text:span text:style-name="Source_20_Text"><text:span text:style-name="T67">Parameters:Parameters: Request Body Sample :</text:span></text:span></text:p>
      <text:p text:style-name="P8"> {</text:p>
      <text:p text:style-name="P19"><text:span text:style-name="Source_20_Text"><text:span text:style-name="T37">"</text:span></text:span><text:span text:style-name="Source_20_Text"><text:span text:style-name="T71">details</text:span></text:span><text:span text:style-name="Source_20_Text"><text:span text:style-name="T37">"</text:span></text:span><text:span text:style-name="Source_20_Text"><text:span text:style-name="T29">: </text:span></text:span><text:span text:style-name="Source_20_Text"><text:span text:style-name="T43">""</text:span></text:span><text:span text:style-name="Source_20_Text"><text:span text:style-name="T29">,</text:span></text:span></text:p>
      <text:p text:style-name="P19"><text:span text:style-name="Source_20_Text"><text:span text:style-name="T37">"</text:span></text:span><text:span text:style-name="Source_20_Text"><text:span text:style-name="T71">idFlight</text:span></text:span><text:span text:style-name="Source_20_Text"><text:span text:style-name="T37">"</text:span></text:span><text:span text:style-name="Source_20_Text"><text:span text:style-name="T29">: </text:span></text:span><text:span text:style-name="Source_20_Text"><text:span text:style-name="T43">"</text:span></text:span><text:span text:style-name="Source_20_Text"><text:span text:style-name="T45">id Flight</text:span></text:span><text:span text:style-name="Source_20_Text"><text:span text:style-name="T43">"</text:span></text:span><text:span text:style-name="Source_20_Text"><text:span text:style-name="T29">,</text:span></text:span></text:p>
      <text:p text:style-name="P19"><text:span text:style-name="Source_20_Text"><text:span text:style-name="T19">}</text:span></text:span></text:p>
      <text:p text:style-name="P19"><text:span text:style-name="Source_20_Text"><text:span text:style-name="T24">and jwt in headers</text:span></text:span></text:p>
      <text:p text:style-name="P38"/>
      <text:p text:style-name="P38"/>
      <text:p text:style-name="P38">Edit:</text:p>
      <text:p text:style-name="P19"><text:span text:style-name="T19">Endpoint: </text:span><text:span text:style-name="Source_20_Text">/details-flights</text:span></text:p>
      <text:p text:style-name="P6"><text:span text:style-name="Source_20_Text"><text:span text:style-name="T67">Parameters: </text:span></text:span><text:span text:style-name="Source_20_Text"><text:span text:style-name="T66">id</text:span></text:span></text:p>
      <text:p text:style-name="P6"><text:span text:style-name="Source_20_Text"><text:span text:style-name="T67">Request Body Sample :</text:span></text:span></text:p>
      <text:p text:style-name="P8"> {</text:p>
      <text:p text:style-name="P19"><text:soft-page-break/><text:span text:style-name="Source_20_Text"><text:span text:style-name="T37">"</text:span></text:span><text:span text:style-name="Source_20_Text"><text:span text:style-name="T71">details</text:span></text:span><text:span text:style-name="Source_20_Text"><text:span text:style-name="T37">"</text:span></text:span><text:span text:style-name="Source_20_Text"><text:span text:style-name="T29">: </text:span></text:span><text:span text:style-name="Source_20_Text"><text:span text:style-name="T43">""</text:span></text:span><text:span text:style-name="Source_20_Text"><text:span text:style-name="T29">,</text:span></text:span></text:p>
      <text:p text:style-name="P19"><text:span text:style-name="Source_20_Text"><text:span text:style-name="T37">"</text:span></text:span><text:span text:style-name="Source_20_Text"><text:span text:style-name="T71">idFlight</text:span></text:span><text:span text:style-name="Source_20_Text"><text:span text:style-name="T37">"</text:span></text:span><text:span text:style-name="Source_20_Text"><text:span text:style-name="T29">: </text:span></text:span><text:span text:style-name="Source_20_Text"><text:span text:style-name="T43">"</text:span></text:span><text:span text:style-name="Source_20_Text"><text:span text:style-name="T45">id Flight</text:span></text:span><text:span text:style-name="Source_20_Text"><text:span text:style-name="T43">"</text:span></text:span><text:span text:style-name="Source_20_Text"><text:span text:style-name="T29">,</text:span></text:span></text:p>
      <text:p text:style-name="P19"><text:span text:style-name="Source_20_Text"><text:span text:style-name="T19">}</text:span></text:span></text:p>
      <text:p text:style-name="P6"><text:span text:style-name="Source_20_Text"><text:span text:style-name="T70">and jwt in headers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BMPlexMono, monospace," svg:font-family="'IBMPlexMono, monospace,', 'Droid Sans Fallback', ', 'Droid Sans Mono',', ', monospace,', monospace, ', 'Droid Sans Fallback', 'font-weight: normal', 'font-size: 12px', 'line-height: 18px', 'white-space: pre'"/>
    <style:font-face style:name="Inter" svg:font-family="Inter, OpenSans, Helvetica, Arial, sans-serif"/>
    <style:font-face style:name="Lohit Devanagari1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3T10:23:17.813276431</meta:creation-date>
    <dc:date>2021-06-23T15:47:17.663396296</dc:date>
    <meta:editing-duration>PT30M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6" meta:paragraph-count="225" meta:word-count="439" meta:character-count="2971" meta:non-whitespace-character-count="2720"/>
  </office:meta>
</office:document-meta>
</file>